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Heading_20_1">
      <style:text-properties style:font-name="Bitstream Vera Sans" fo:font-size="9pt" style:font-size-asian="9pt" style:font-size-complex="9pt"/>
    </style:style>
    <style:style style:name="P39" style:family="paragraph" style:parent-style-name="Heading_20_1">
      <style:paragraph-properties fo:break-before="page"/>
      <style:text-properties style:font-name="Bitstream Vera Sans" fo:font-size="9pt" style:font-size-asian="9pt" style:font-size-complex="9pt"/>
    </style:style>
    <style:style style:name="P40"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41"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P42" style:family="paragraph" style:parent-style-name="Heading_20_2">
      <style:text-properties style:font-name="Bitstream Vera Sans" fo:font-size="9pt" style:font-size-asian="9pt" style:font-size-complex="9pt"/>
    </style:style>
    <style:style style:name="P43" style:family="paragraph" style:parent-style-name="Heading_20_2">
      <style:paragraph-properties fo:break-before="page"/>
      <style:text-properties style:font-name="Bitstream Vera Sans" fo:font-size="9pt" style:font-size-asian="9pt" style:font-size-complex="9pt"/>
    </style:style>
    <style:style style:name="P44" style:family="paragraph" style:parent-style-name="Text_20_body" style:list-style-name="L2">
      <style:text-properties style:font-name="Bitstream Vera Sans" fo:font-size="9pt" style:font-size-asian="9pt" style:font-size-complex="9pt"/>
    </style:style>
    <style:style style:name="P45"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6"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7" style:family="paragraph" style:parent-style-name="Text_20_body" style:list-style-name="L8">
      <style:text-properties style:font-name="Bitstream Vera Sans" fo:font-size="9pt" style:font-size-asian="9pt" style:font-size-complex="9pt"/>
    </style:style>
    <style:style style:name="P48" style:family="paragraph" style:parent-style-name="Text_20_body" style:list-style-name="L1">
      <style:paragraph-properties>
        <style:tab-stops/>
      </style:paragraph-properties>
      <style:text-properties style:font-name="Bitstream Vera Sans" fo:font-size="8pt" style:font-size-asian="8pt" style:font-size-complex="8pt"/>
    </style:style>
    <style:style style:name="P49"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50" style:family="paragraph" style:parent-style-name="Text_20_body" style:list-style-name="L3">
      <style:text-properties style:font-name="Bitstream Vera Sans" fo:font-size="8pt" style:font-size-asian="8pt" style:font-size-complex="8pt"/>
    </style:style>
    <style:style style:name="P51" style:family="paragraph" style:parent-style-name="Text_20_body" style:list-style-name="L4">
      <style:text-properties style:font-name="Bitstream Vera Sans" fo:font-size="8pt" style:font-size-asian="8pt" style:font-size-complex="8pt"/>
    </style:style>
    <style:style style:name="P52"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53" style:family="paragraph" style:parent-style-name="Text_20_body" style:list-style-name="L8"/>
    <style:style style:name="P54"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55"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6"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7"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38"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y and CMock – the unit testing and mock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38"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38"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39"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1663706795" text:style-name="L1">
        <text:list-item>
          <text:p text:style-name="P54">YAML support is included with Ruby – requires no special installation or configuration.</text:p>
        </text:list-item>
        <text:list-item>
          <text:p text:style-name="P54">Unity, CMock, and CException are bundled with Ceedling, and Ceedling is designed to glue them all together for your project as seamlessly as possible.</text:p>
        </text:list-item>
      </text:list>
      <text:h text:style-name="P38" text:outline-level="1"/>
      <text:h text:style-name="P39" text:outline-level="1">Installation &amp; Setup: What Exactly Do I Need to Get Started?</text:h>
      <text:p text:style-name="P9">Installation and setup requires a handful of steps. Eventually, Ceedling will be packaged up in a better, more Ruby-appropriate fashion. For now – from scratch:</text:p>
      <text:list xml:id="list179361535" text:style-name="L2">
        <text:list-item>
          <text:p text:style-name="P44"><text:a xlink:type="simple" xlink:href="http://www.ruby-lang.org/en/downloads/">Download and install Ruby</text:a></text:p>
        </text:list-item>
        <text:list-item>
          <text:p text:style-name="P44">Use Ruby's command line gem package manager to install Rake: <text:span text:style-name="T4">gem install rake</text:span></text:p>
        </text:list-item>
        <text:list-item>
          <text:p text:style-name="P44">Grab the Ceedling package and place it in your file system<text:line-break/>(it already contains Unity, CMock, and CException)</text:p>
        </text:list-item>
        <text:list-item>
          <text:p text:style-name="P44">Create an empty build directory for your project<text:line-break/>(Ceedling will fill out the directory structure below the build root when executed)</text:p>
        </text:list-item>
        <text:list-item>
          <text:p text:style-name="P44">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44">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1675947028" text:continue-list="list1663706795" text:style-name="L1">
        <text:list-item>
          <text:p text:style-name="P55">Steps 1-3 are a one time affair for your local environment. When steps 1-3 are completed once, only steps 4-6 are needed for each new project.</text:p>
        </text:list-item>
        <text:list-item>
          <text:p text:style-name="P55">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55">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45">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8"><text:span text:style-name="T16">To better understand Rake conventions, Rake execution, and Rakefiles, consult the </text:span><text:a xlink:type="simple" xlink:href="http://rubyrake.org/"><text:span text:style-name="T16">Rake tutorial, examples, and user guide</text:span></text:a><text:span text:style-name="T16">.</text:span></text:p>
        </text:list-item>
      </text:list>
      <text:h text:style-name="P39"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text:p>
          </table:table-cell>
          <table:table-cell table:style-name="Table1.B2" office:value-type="string">
            <text:p text:style-name="P1">Execute the named test file or the named source file that has an accompanying test. No path.<text:line-break/>Examples: <text:span text:style-name="T4">rake test:foo.c</text:span> or <text:span text:style-name="T4">rake test:test_foo.c</text:span></text:p>
          </table:table-cell>
        </table:table-row>
        <table:table-row>
          <table:table-cell table:style-name="Table1.A2" office:value-type="string">
            <text:p text:style-name="P7">rake test:pattern[*]</text:p>
          </table:table-cell>
          <table:table-cell table:style-name="Table1.B2" office:value-type="string">
            <text:p text:style-name="P1">Execute any tests whose name and/or path match the regular expression pattern (case sensitive).<text:line-break/>Example: <text:span text:style-name="T4">rake “test:pattern[(I|i)nit]”</text:span> will execute all tests named for initialization testing.</text:p>
            <text:p text:style-name="P1">Note: quotes may be necessary around the rake parameter to distinguish regex characters from command line operators.</text:p>
          </table:table-cell>
        </table:table-row>
        <table:table-row>
          <table:table-cell table:style-name="Table1.A2" office:value-type="string">
            <text:p text:style-name="P7">rake test:path[*]</text:p>
          </table:table-cell>
          <table:table-cell table:style-name="Table1.B2" office:value-type="string">
            <text:p text:style-name="P1">Execute any tests whose path contains the given string (case sensitive).<text:line-break/>Example: <text:span text:style-name="T4">rake test:path[foo/bar]</text:span> will execute all tests whose path contains <text:span text:style-name="T4">foo/bar</text:span>.</text:p>
            <text:p text:style-name="P1">Note: both directory separator characters <text:span text:style-name="T4">/</text:span> and <text:span text:style-name="T4">\</text:span> are valid.</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release:compile:*</text:p>
          </table:table-cell>
          <table:table-cell table:style-name="Table1.B2" office:value-type="string">
            <text:p text:style-name="P1">Sometimes you just need to compile a single file dagnabit. Example: <text:span text:style-name="T4">rake release:compile:foo.c</text:span></text:p>
          </table:table-cell>
        </table:table-row>
        <table:table-row>
          <table:table-cell table:style-name="Table1.A2" office:value-type="string">
            <text:p text:style-name="P7">rake release:assemble:*</text:p>
          </table:table-cell>
          <table:table-cell table:style-name="Table1.B2" office:value-type="string">
            <text:p text:style-name="P1">Sometimes you just need to assemble a single file doggonit. Example: <text:span text:style-name="T4">rake release:assemble:foo.s</text:span></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Individual test and release file tasks are not listed in <text:span text:style-name="T4">-T</text:span> output. Because so many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removes certain build directories in the course of deleting generated files. In general, it's best not to add <text:soft-page-break/>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40" text:outline-level="1"/>
      <text:h text:style-name="P39" text:outline-level="1">Important Conventions</text:h>
      <text:h text:style-name="P42"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42"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42"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42"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41"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38"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42" text:outline-level="2"/>
      <text:h text:style-name="P43"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106103914" text:style-name="L3">
        <text:list-item>
          <text:p text:style-name="P50">YAML streams are encoded using the set of printable Unicode characters, either in UTF-8 or UTF-16</text:p>
        </text:list-item>
        <text:list-item>
          <text:p text:style-name="P50">Whitespace indentation is used to denote structure; however tab characters are never allowed as indentation</text:p>
        </text:list-item>
        <text:list-item>
          <text:p text:style-name="P50">Comments begin with the number sign ( # ), can start anywhere on a line, and continue until the end of the line unless enclosed by quotes</text:p>
        </text:list-item>
        <text:list-item>
          <text:p text:style-name="P50">List members are denoted by a leading hyphen ( - ) with one member per line, or enclosed in square brackets ( [ ] ) and separated by comma space ( , <text:s text:c="2"/>)</text:p>
        </text:list-item>
        <text:list-item>
          <text:p text:style-name="P50">Hashes are represented using the colon space ( : <text:s text:c="2"/>) in the form key: value, either one per line or enclosed in curly braces ( { <text:s text:c="2"/>} ) and separated by comma space ( , <text:s text:c="2"/>)</text:p>
        </text:list-item>
        <text:list-item>
          <text:p text:style-name="P50">Strings (scalars) are ordinarily unquoted, but may be enclosed in double-quotes ( " ), or single-quotes ( ' )</text:p>
        </text:list-item>
        <text:list-item>
          <text:p text:style-name="P50">YAML requires that colons and commas used as list separators be followed by a space so that scalar values containing embedded punctuation can generally be represented without needing to be enclosed in quotes</text:p>
        </text:list-item>
        <text:list-item>
          <text:p text:style-name="P50">Repeated nodes are initially denoted by an ampersand ( &amp; ) and thereafter referenced with an asterisk ( * )</text:p>
        </text:list-item>
      </text:list>
      <text:p text:style-name="P14"/>
      <text:p text:style-name="P14">Notes on what follows:</text:p>
      <text:list xml:id="list1520881145" text:style-name="L4">
        <text:list-item>
          <text:p text:style-name="P51">Each of the following sections represent top-level entries in the YAML configuration file.</text:p>
        </text:list-item>
        <text:list-item>
          <text:p text:style-name="P51">Unless explicitly specified in the configuration file, default values are used by Ceedling.</text:p>
        </text:list-item>
        <text:list-item>
          <text:p text:style-name="P51">These three settings, at minimum, must be specified:</text:p>
          <text:list>
            <text:list-item>
              <text:p text:style-name="P51">[:project][:build_root]</text:p>
            </text:list-item>
            <text:list-item>
              <text:p text:style-name="P51">[:paths][:source]</text:p>
            </text:list-item>
            <text:list-item>
              <text:p text:style-name="P51">[:paths][:test]</text:p>
            </text:list-item>
          </text:list>
        </text:list-item>
        <text:list-item>
          <text:p text:style-name="P51">As much as is possible, Ceedling validates your settings in properly formed YAML.</text:p>
        </text:list-item>
        <text:list-item>
          <text:p text:style-name="P51">Improperly formed YAML will cause a Ruby error when the YAML is parsed. This is usually accompanied by a complaint with line and column number pointing into the project file.</text:p>
        </text:list-item>
        <text:list-item>
          <text:p text:style-name="P51">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51">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42" text:outline-level="2"/>
      <text:h text:style-name="P43"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9">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need variations of your project configuration.</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42"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42"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0">(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0">(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0">(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0">(empty)</text:span></text:p>
          </table:table-cell>
        </table:table-row>
      </table:table>
      <text:p text:style-name="P9"><text:soft-page-break/>Notes on path grammar within the [:paths] section:</text:p>
      <text:list xml:id="list595379331" text:style-name="L5">
        <text:list-item>
          <text:p text:style-name="P56">The order of the search paths listed in the [:paths] section is preserved when used by an entry in the [:tools] section</text:p>
        </text:list-item>
        <text:list-item>
          <text:p text:style-name="P56">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6">Paths:</text:p>
        </text:list-item>
      </text:list>
      <text:list xml:id="list2057930301" text:style-name="L6">
        <text:list-item>
          <text:p text:style-name="P46">can be absolute or relative</text:p>
        </text:list-item>
        <text:list-item>
          <text:p text:style-name="P46">can be singly explicit – a single fully specified path</text:p>
        </text:list-item>
        <text:list-item>
          <text:p text:style-name="P46">can include a glob operator (more on this below)</text:p>
        </text:list-item>
        <text:list-item>
          <text:p text:style-name="P46">default as an addition to a specific search list (more on this in the examples)</text:p>
        </text:list-item>
        <text:list-item>
          <text:p text:style-name="P46">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43"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42"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906775882" text:style-name="L7">
              <text:list-item>
                <text:p text:style-name="P52">test files containing conditional compilation statements (i.e. tests active in only certain contexts)</text:p>
              </text:list-item>
              <text:list-item>
                <text:p text:style-name="P52">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0">(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0">(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42" text:outline-level="2"><text:soft-page-break/>extension:<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 YAML blurb</text:p>
      <text:p text:style-name="P20">:extension:</text:p>
      <text:p text:style-name="P20"><text:s text:c="2"/>:source: .cc</text:p>
      <text:p text:style-name="P20"><text:s text:c="2"/>:executable: .bin</text:p>
      <text:h text:style-name="P42" text:outline-level="2">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10">(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42"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0">(empty)</text:span></text:p>
          </table:table-cell>
        </table:table-row>
      </table:table>
      <text:p text:style-name="P6"/>
      <text:h text:style-name="P42"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0">(empty)</text:span></text:p>
          </table:table-cell>
        </table:table-row>
      </table:table>
      <text:p text:style-name="P5"/>
      <text:p text:style-name="P9">Notes on Unity configuration:</text:p>
      <text:list xml:id="list909447369" text:continue-list="list595379331" text:style-name="L5">
        <text:list-item>
          <text:p text:style-name="P56"><text:span text:style-name="T15">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7"><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43"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134631572" text:style-name="L8">
        <text:list-item>
          <text:p text:style-name="P47">[:executable] – Command line executable having the form of:</text:p>
          <text:list>
            <text:list-item>
              <text:p text:style-name="P47">A fully specified absolute file path, or</text:p>
            </text:list-item>
            <text:list-item>
              <text:p text:style-name="P47">A relative file path, or</text:p>
            </text:list-item>
            <text:list-item>
              <text:p text:style-name="P47">Executable file name with no path (but available in a system search path)</text:p>
            </text:list-item>
          </text:list>
        </text:list-item>
        <text:list-item>
          <text:p text:style-name="P47">[:name] – Simple name (e.g. “nickname”) of tool beyond its executable name (if not explicitly set then Ceedling will form a name from the tool's YAML entry name)</text:p>
        </text:list-item>
        <text:list-item>
          <text:p text:style-name="P53"><text:span text:style-name="T2">[:stderr_redirect] – Optional control of capturing $stderr messages {:none, :auto, :win, :unix, :tcsh}.<text:line-break/>Defaults to :none if unspecified; create a custom entry by specifying a simple string instead of any of the available symbols. Currently only meaningfully used in test fixture tools.</text:span></text:p>
        </text:list-item>
        <text:list-item>
          <text:p text:style-name="P47">[:arguments] – list of command line arguments and substitutions</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8">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8">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1104076909" text:continue-list="list1520881145" text:style-name="L4">
        <text:list-item>
          <text:p text:style-name="P51">The upper case names are Ruby global constants that Ceedling builds</text:p>
        </text:list-item>
        <text:list-item>
          <text:p text:style-name="P51">“COLLECTION_” indicates that Ceedling did some work to assemble the list. For instance, expanding path globs, combining multiple path globs into a convenient summation, etc.</text:p>
        </text:list-item>
        <text:list-item>
          <text:p text:style-name="P51">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text:p>
        </text:list-item>
        <text:list-item>
          <text:p text:style-name="P51">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1625161308" text:continue-numbering="true" text:style-name="L4">
        <text:list-item>
          <text:p text:style-name="P51">Other collections exist within Ceedling. However, they are only useful for advanced features not yet documented.</text:p>
        </text:list-item>
        <text:list-item>
          <text:p text:style-name="P49">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42"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0">(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39" text:outline-level="1">Advanced Topics (Coming)</text:h>
      <text:h text:style-name="P42" text:outline-level="2">Modifying Your Configuration without Modifying Your Project File: Option Files &amp; User Files</text:h>
      <text:p text:style-name="P9">Modifying your project file without modifying your project file</text:p>
      <text:h text:style-name="P42" text:outline-level="2">Debugging and/or printf()</text:h>
      <text:p text:style-name="P9">When you gotta get your hands dirty...</text:p>
      <text:h text:style-name="P42" text:outline-level="2">Ceedling Plays Nice with Others – Using Ceedling for Tests Alongside Another Release Build Setup</text:h>
      <text:p text:style-name="P9">You've got options.</text:p>
      <text:h text:style-name="P42" text:outline-level="2">Adding Handy Rake Tasks for Your Project (without Fancy Pants Custom Plugins)</text:h>
      <text:p text:style-name="P9">Simple as snot.</text:p>
      <text:h text:style-name="P42" text:outline-level="2">Working with Non-Desktop Testing Environments</text:h>
      <text:p text:style-name="P9">For those crazy platforms lacking command line simulators and for which cross-compiling on the desktop just ain't gonna get it done.</text:p>
      <text:h text:style-name="P42"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11-26T21:19:21</dc:date>
    <dc:language>en-US</dc:language>
    <meta:editing-cycles>438</meta:editing-cycles>
    <meta:editing-duration>PT338H27M53S</meta:editing-duration>
    <meta:print-date>2010-07-09T12:39:39</meta:print-date>
    <meta:document-statistic meta:table-count="13" meta:image-count="1" meta:object-count="0" meta:page-count="20" meta:paragraph-count="589" meta:word-count="9105" meta:character-count="59720"/>
    <meta:user-defined meta:name="Info 1"/>
    <meta:user-defined meta:name="Info 2"/>
    <meta:user-defined meta:name="Info 3"/>
    <meta:user-defined meta:name="Info 4"/>
  </office:meta>
</office:document-meta>
</file>